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1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6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72" calcext:value-type="percentage">
            <text:p>40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028" calcext:value-type="percentage">
            <text:p>40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56" calcext:value-type="percentage">
            <text:p>19,5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44" calcext:value-type="percentage">
            <text:p>5,44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54" calcext:value-type="percentage">
            <text:p>4,3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5713" calcext:value-type="percentage">
            <text:p>5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307" calcext:value-type="percentage">
            <text:p>4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08" calcext:value-type="percentage">
            <text:p>2,08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968" calcext:value-type="percentage">
            <text:p>45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287" calcext:value-type="percentage">
            <text:p>36,2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67" calcext:value-type="float">
            <text:p>0,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358.33" calcext:value-type="float">
            <text:p>2358,33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8" calcext:value-type="float">
            <text:p>0,5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86" calcext:value-type="float">
            <text:p>0,5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71" calcext:value-type="float">
            <text:p>0,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4" calcext:value-type="float">
            <text:p>0,5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7" calcext:value-type="float">
            <text:p>0,52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19.555" calcext:value-type="float">
            <text:p>2219,555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15" calcext:value-type="float">
            <text:p>0,5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631.206" calcext:value-type="float">
            <text:p>1631,206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3514.69" calcext:value-type="float">
            <text:p>3514,69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727" calcext:value-type="float">
            <text:p>0,7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044.62" calcext:value-type="float">
            <text:p>3044,6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2275.56" calcext:value-type="float">
            <text:p>2275,5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25.1" calcext:value-type="float">
            <text:p>182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889" calcext:value-type="float">
            <text:p>0,08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5170.53" calcext:value-type="float">
            <text:p>5170,5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55" calcext:value-type="float">
            <text:p>0,1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178.95" calcext:value-type="float">
            <text:p>3178,9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47" calcext:value-type="float">
            <text:p>0,2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055.87" calcext:value-type="float">
            <text:p>3055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3069.6886" calcext:value-type="float">
            <text:p>3069,688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039" calcext:value-type="float">
            <text:p>0,280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 office:value-type="float" office:value="0.8577" calcext:value-type="float">
            <text:p>0,857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" calcext:value-type="float">
            <text:p>0,00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0427" calcext:value-type="float">
            <text:p>0,000427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589" calcext:value-type="float">
            <text:p>0,5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534" calcext:value-type="float">
            <text:p>0,5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 office:value-type="float" office:value="0.000457" calcext:value-type="float">
            <text:p>0,00045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46545" calcext:value-type="float">
            <text:p>0,0013465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6983" calcext:value-type="float">
            <text:p>0,698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82" calcext:value-type="float">
            <text:p>0,088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3.717" calcext:value-type="float">
            <text:p>3,7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462" calcext:value-type="float">
            <text:p>0,05462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178" calcext:value-type="float">
            <text:p>0,117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358" calcext:value-type="float">
            <text:p>7,3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number-columns-repeated="2"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4293" calcext:value-type="float">
            <text:p>2,4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7" calcext:value-type="float">
            <text:p>0,127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675" calcext:value-type="float">
            <text:p>1,6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287" calcext:value-type="float">
            <text:p>1,2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41" calcext:value-type="float">
            <text:p>0,04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4.082" calcext:value-type="float">
            <text:p>4,0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71" calcext:value-type="float">
            <text:p>0,071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5.8663" calcext:value-type="float">
            <text:p>5,86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917" calcext:value-type="float">
            <text:p>3,9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689" calcext:value-type="float">
            <text:p>0,0689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4.81" calcext:value-type="float">
            <text:p>4,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6852" calcext:value-type="float">
            <text:p>0,086852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3.57526" calcext:value-type="float">
            <text:p>3,5752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24" calcext:value-type="float">
            <text:p>0,2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336.453" calcext:value-type="float">
            <text:p>1336,453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344" calcext:value-type="float">
            <text:p>0,3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27" calcext:value-type="float">
            <text:p>1351,0427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947" calcext:value-type="float">
            <text:p>4,9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78.75" calcext:value-type="float">
            <text:p>1378,7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" calcext:value-type="float">
            <text:p>0,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8.53" calcext:value-type="float">
            <text:p>1298,53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4051" calcext:value-type="float">
            <text:p>0,340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627.04" calcext:value-type="float">
            <text:p>627,0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61" calcext:value-type="float">
            <text:p>0,3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77.23277" calcext:value-type="float">
            <text:p>1077,23277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37451" calcext:value-type="float">
            <text:p>0,7374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484" calcext:value-type="float">
            <text:p>0,484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05" calcext:value-type="float">
            <text:p>0,905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33" calcext:value-type="float">
            <text:p>0,33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8.88" calcext:value-type="float">
            <text:p>8,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392" calcext:value-type="float">
            <text:p>0,39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number-columns-repeated="2"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957" calcext:value-type="float">
            <text:p>0,9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156" calcext:value-type="float">
            <text:p>7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52" calcext:value-type="float">
            <text:p>7,8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float" office:value="9.204" calcext:value-type="float">
            <text:p>9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" calcext:value-type="float">
            <text:p>1,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5497" calcext:value-type="float">
            <text:p>0,549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099" calcext:value-type="float">
            <text:p>8,09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426" calcext:value-type="float">
            <text:p>0,42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83" calcext:value-type="float">
            <text:p>0,08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519" calcext:value-type="float">
            <text:p>0,0519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273" calcext:value-type="float">
            <text:p>0,2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0978" calcext:value-type="float">
            <text:p>0,00978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float" office:value="0.288" calcext:value-type="float">
            <text:p>0,2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257" calcext:value-type="float">
            <text:p>0,0257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 office:value-type="float" office:value="0.304" calcext:value-type="float">
            <text:p>0,3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53" calcext:value-type="float">
            <text:p>0,15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239" calcext:value-type="float">
            <text:p>0,023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263" calcext:value-type="float">
            <text:p>0,026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6378" calcext:value-type="float">
            <text:p>0,096378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82666666666667" calcext:value-type="float">
            <text:p>0,3826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64" calcext:value-type="float">
            <text:p>4,64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9.756" calcext:value-type="float">
            <text:p>139,7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number-columns-repeated="2"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93.33" calcext:value-type="float">
            <text:p>93,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343" calcext:value-type="float">
            <text:p>4,343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9" calcext:value-type="float">
            <text:p>6,89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87.56" calcext:value-type="float">
            <text:p>87,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2" calcext:value-type="float">
            <text:p>7,9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83" calcext:value-type="float">
            <text:p>8,8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02.1" calcext:value-type="float">
            <text:p>102,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016" calcext:value-type="float">
            <text:p>4,016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73.87" calcext:value-type="float">
            <text:p>73,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23" calcext:value-type="float">
            <text:p>6,123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63.89" calcext:value-type="float">
            <text:p>63,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2.994" calcext:value-type="float">
            <text:p>2,994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11.447" calcext:value-type="float">
            <text:p>11,4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105.5" calcext:value-type="float">
            <text:p>105,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369" calcext:value-type="float">
            <text:p>5,6369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8.0673" calcext:value-type="float">
            <text:p>78,06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52.346" calcext:value-type="float">
            <text:p>52,346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60.3" calcext:value-type="float">
            <text:p>60,3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8.25" calcext:value-type="float">
            <text:p>8,2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14.91" calcext:value-type="float">
            <text:p>14,91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float" office:value="90.69" calcext:value-type="float">
            <text:p>90,69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float" office:value="4.51" calcext:value-type="float">
            <text:p>4,51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5.1983" calcext:value-type="float">
            <text:p>5,198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52.93743" calcext:value-type="float">
            <text:p>52,93743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ce3" table:formula="of:=0.087/13" office:value-type="float" office:value="0.00669230769230769" calcext:value-type="float">
            <text:p>0,00669230769230769</text:p>
          </table:table-cell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experiments_with_f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table:style-name="ce1" office:value-type="percentage" office:value="0.1133" calcext:value-type="percentage">
            <text:p>11,33%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table:style-name="ce1" office:value-type="percentage" office:value="0.2533" calcext:value-type="percentage">
            <text:p>25,33%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F2:.F11])" office:value-type="percentage" office:value="0.1833" calcext:value-type="percentage">
            <text:p>18,33%</text:p>
          </table:table-cell>
          <table:table-cell table:style-name="ce1" table:formula="of:=AVERAGE([.G2:.G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lance_1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table:number-columns-repeated="3"/>
          <table:table-cell office:value-type="string" calcext:value-type="string">
            <text:p>Balance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3"/>
          <table:table-cell office:value-type="string" calcext:value-type="string">
            <text:p>Balance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table:number-columns-repeated="3"/>
          <table:table-cell office:value-type="string" calcext:value-type="string">
            <text:p>Balance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3"/>
          <table:table-cell office:value-type="string" calcext:value-type="string">
            <text:p>Balance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string" office:string-value="" calcext:value-type="error">
            <text:p>#DIV/0!</text:p>
          </table:table-cell>
          <table:table-cell table:style-name="ce1" table:formula="of:=AVERAGE([.C15:.C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5:.F24])" office:value-type="string" office:string-value="" calcext:value-type="error">
            <text:p>#DIV/0!</text:p>
          </table:table-cell>
          <table:table-cell table:style-name="ce1" table:formula="of:=AVERAGE([.G15:.G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table:style-name="ce1" office:value-type="percentage" office:value="0.6494" calcext:value-type="percentage">
            <text:p>64,94%</text:p>
          </table:table-cell>
          <table:table-cell table:style-name="ce1"/>
          <table:table-cell/>
          <table:table-cell office:value-type="string" calcext:value-type="string">
            <text:p>Dermatology_1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Dermatology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table:number-columns-repeated="3"/>
          <table:table-cell office:value-type="string" calcext:value-type="string">
            <text:p>Dermatology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table:number-columns-repeated="3"/>
          <table:table-cell office:value-type="string" calcext:value-type="string">
            <text:p>Dermatology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3"/>
          <table:table-cell office:value-type="string" calcext:value-type="string">
            <text:p>Dermatology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table:number-columns-repeated="3"/>
          <table:table-cell office:value-type="string" calcext:value-type="string">
            <text:p>Dermatology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table:number-columns-repeated="3"/>
          <table:table-cell office:value-type="string" calcext:value-type="string">
            <text:p>Dermatology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table:number-columns-repeated="3"/>
          <table:table-cell office:value-type="string" calcext:value-type="string">
            <text:p>Dermatology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table:number-columns-repeated="3"/>
          <table:table-cell office:value-type="string" calcext:value-type="string">
            <text:p>Dermatology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table:number-columns-repeated="3"/>
          <table:table-cell office:value-type="string" calcext:value-type="string">
            <text:p>Dermatology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6494" calcext:value-type="percentage">
            <text:p>64,94%</text:p>
          </table:table-cell>
          <table:table-cell table:style-name="ce1" table:formula="of:=AVERAGE([.C27:.C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7:.F36])" office:value-type="string" office:string-value="" calcext:value-type="error">
            <text:p>#DIV/0!</text:p>
          </table:table-cell>
          <table:table-cell table:style-name="ce1" table:formula="of:=AVERAGE([.G27:.G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table:style-name="ce1" office:value-type="percentage" office:value="0.4048" calcext:value-type="percentage">
            <text:p>40,48%</text:p>
          </table:table-cell>
          <table:table-cell table:style-name="ce1"/>
          <table:table-cell/>
          <table:table-cell office:value-type="string" calcext:value-type="string">
            <text:p>Hayes-roth_1</text:p>
          </table:table-cell>
          <table:table-cell office:value-type="percentage" office:value="0.5103" calcext:value-type="percentage">
            <text:p>51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Hayes-roth_2</text:p>
          </table:table-cell>
          <table:table-cell office:value-type="percentage" office:value="0.4462" calcext:value-type="percentage">
            <text:p>44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3</text:p>
          </table:table-cell>
          <table:table-cell table:style-name="ce1" table:number-columns-repeated="2"/>
          <table:table-cell/>
          <table:table-cell office:value-type="string" calcext:value-type="string">
            <text:p>Hayes-roth_3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ass_4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4048" calcext:value-type="percentage">
            <text:p>40,48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39:.F48])" office:value-type="percentage" office:value="0.47825" calcext:value-type="percentage">
            <text:p>47,83%</text:p>
          </table:table-cell>
          <table:table-cell table:style-name="ce1" table:formula="of:=AVERAGE([.G39:.G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table:style-name="ce1" office:value-type="percentage" office:value="0.1136" calcext:value-type="percentage">
            <text:p>11,36%</text:p>
          </table:table-cell>
          <table:table-cell table:style-name="ce1"/>
          <table:table-cell/>
          <table:table-cell office:value-type="string" calcext:value-type="string">
            <text:p>HouseVotes_1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HouseVotes_2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table:number-columns-repeated="3"/>
          <table:table-cell office:value-type="string" calcext:value-type="string">
            <text:p>HouseVote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table:number-columns-repeated="3"/>
          <table:table-cell office:value-type="string" calcext:value-type="string">
            <text:p>HouseVote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table:number-columns-repeated="3"/>
          <table:table-cell office:value-type="string" calcext:value-type="string">
            <text:p>HouseVote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table:number-columns-repeated="3"/>
          <table:table-cell office:value-type="string" calcext:value-type="string">
            <text:p>HouseVote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table:number-columns-repeated="3"/>
          <table:table-cell office:value-type="string" calcext:value-type="string">
            <text:p>HouseVote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table:number-columns-repeated="3"/>
          <table:table-cell office:value-type="string" calcext:value-type="string">
            <text:p>HouseVote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3"/>
          <table:table-cell office:value-type="string" calcext:value-type="string">
            <text:p>HouseVote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table:number-columns-repeated="3"/>
          <table:table-cell office:value-type="string" calcext:value-type="string">
            <text:p>HouseVote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1136" calcext:value-type="percentage">
            <text:p>11,36%</text:p>
          </table:table-cell>
          <table:table-cell table:style-name="ce1" table:formula="of:=AVERAGE([.C52:.C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52:.F61])" office:value-type="string" office:string-value="" calcext:value-type="error">
            <text:p>#DIV/0!</text:p>
          </table:table-cell>
          <table:table-cell table:style-name="ce1" table:formula="of:=AVERAGE([.G52:.G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verdisorder_1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table:number-columns-repeated="3"/>
          <table:table-cell office:value-type="string" calcext:value-type="string">
            <text:p>Liverdisorder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table:number-columns-repeated="3"/>
          <table:table-cell office:value-type="string" calcext:value-type="string">
            <text:p>Liverdisorder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table:number-columns-repeated="3"/>
          <table:table-cell office:value-type="string" calcext:value-type="string">
            <text:p>Liverdisorder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table:number-columns-repeated="3"/>
          <table:table-cell office:value-type="string" calcext:value-type="string">
            <text:p>Liverdisorder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table:number-columns-repeated="3"/>
          <table:table-cell office:value-type="string" calcext:value-type="string">
            <text:p>Liverdisorder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table:number-columns-repeated="3"/>
          <table:table-cell office:value-type="string" calcext:value-type="string">
            <text:p>Liverdisorder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3"/>
          <table:table-cell office:value-type="string" calcext:value-type="string">
            <text:p>Liverdisorder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table:number-columns-repeated="3"/>
          <table:table-cell office:value-type="string" calcext:value-type="string">
            <text:p>Liverdisorder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3"/>
          <table:table-cell office:value-type="string" calcext:value-type="string">
            <text:p>Liverdisorder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string" office:string-value="" calcext:value-type="error">
            <text:p>#DIV/0!</text:p>
          </table:table-cell>
          <table:table-cell table:style-name="ce1" table:formula="of:=AVERAGE([.C65:.C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65:.F74])" office:value-type="string" office:string-value="" calcext:value-type="error">
            <text:p>#DIV/0!</text:p>
          </table:table-cell>
          <table:table-cell table:style-name="ce1" table:formula="of:=AVERAGE([.G65:.G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table:number-columns-repeated="3"/>
          <table:table-cell office:value-type="string" calcext:value-type="string">
            <text:p>Parkinsons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table:number-columns-repeated="3"/>
          <table:table-cell office:value-type="string" calcext:value-type="string">
            <text:p>Parkinsons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table:number-columns-repeated="3"/>
          <table:table-cell office:value-type="string" calcext:value-type="string">
            <text:p>Parkinson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table:number-columns-repeated="3"/>
          <table:table-cell office:value-type="string" calcext:value-type="string">
            <text:p>Parkinson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3"/>
          <table:table-cell office:value-type="string" calcext:value-type="string">
            <text:p>Parkinson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table:number-columns-repeated="3"/>
          <table:table-cell office:value-type="string" calcext:value-type="string">
            <text:p>Parkinson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table:number-columns-repeated="3"/>
          <table:table-cell office:value-type="string" calcext:value-type="string">
            <text:p>Parkinson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table:number-columns-repeated="3"/>
          <table:table-cell office:value-type="string" calcext:value-type="string">
            <text:p>Parkinson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3"/>
          <table:table-cell office:value-type="string" calcext:value-type="string">
            <text:p>Parkinson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table:number-columns-repeated="3"/>
          <table:table-cell office:value-type="string" calcext:value-type="string">
            <text:p>Parkinson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string" office:string-value="" calcext:value-type="error">
            <text:p>#DIV/0!</text:p>
          </table:table-cell>
          <table:table-cell table:style-name="ce1" table:formula="of:=AVERAGE([.C78:.C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78:.F87])" office:value-type="string" office:string-value="" calcext:value-type="error">
            <text:p>#DIV/0!</text:p>
          </table:table-cell>
          <table:table-cell table:style-name="ce1" table:formula="of:=AVERAGE([.G78:.G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table:number-columns-repeated="3"/>
          <table:table-cell office:value-type="string" calcext:value-type="string">
            <text:p>Popfailures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table:number-columns-repeated="3"/>
          <table:table-cell office:value-type="string" calcext:value-type="string">
            <text:p>Popfailures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table:number-columns-repeated="3"/>
          <table:table-cell office:value-type="string" calcext:value-type="string">
            <text:p>Popfailure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table:number-columns-repeated="3"/>
          <table:table-cell office:value-type="string" calcext:value-type="string">
            <text:p>Popfailure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string" office:string-value="" calcext:value-type="error">
            <text:p>#DIV/0!</text:p>
          </table:table-cell>
          <table:table-cell table:style-name="ce1" table:formula="of:=AVERAGE([.C91:.C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91:.F100])" office:value-type="string" office:string-value="" calcext:value-type="error">
            <text:p>#DIV/0!</text:p>
          </table:table-cell>
          <table:table-cell table:style-name="ce1" table:formula="of:=AVERAGE([.G91:.G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string" office:string-value="" calcext:value-type="error">
            <text:p>#DIV/0!</text:p>
          </table:table-cell>
          <table:table-cell table:style-name="ce1" table:formula="of:=AVERAGE([.C104:.C113])" office:value-type="string" office:string-value="" calcext:value-type="error">
            <text:p>#DIV/0!</text:p>
          </table:table-cell>
          <table:table-cell table:style-name="ce1" table:number-columns-repeated="7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table:number-columns-repeated="3"/>
          <table:table-cell office:value-type="string" calcext:value-type="string">
            <text:p>Segment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string" office:string-value="" calcext:value-type="error">
            <text:p>#DIV/0!</text:p>
          </table:table-cell>
          <table:table-cell table:style-name="ce1" table:formula="of:=AVERAGE([.C117:.C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17:.F126])" office:value-type="string" office:string-value="" calcext:value-type="error">
            <text:p>#DIV/0!</text:p>
          </table:table-cell>
          <table:table-cell table:style-name="ce1" table:formula="of:=AVERAGE([.G117:.G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string" office:string-value="" calcext:value-type="error">
            <text:p>#DIV/0!</text:p>
          </table:table-cell>
          <table:table-cell table:style-name="ce1" table:formula="of:=AVERAGE([.C130:.C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30:.F139])" office:value-type="string" office:string-value="" calcext:value-type="error">
            <text:p>#DIV/0!</text:p>
          </table:table-cell>
          <table:table-cell table:style-name="ce1" table:formula="of:=AVERAGE([.G130:.G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table:number-columns-repeated="3"/>
          <table:table-cell office:value-type="string" calcext:value-type="string">
            <text:p>Thyroid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3"/>
          <table:table-cell office:value-type="string" calcext:value-type="string">
            <text:p>Thyroid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3"/>
          <table:table-cell office:value-type="string" calcext:value-type="string">
            <text:p>Thyroid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3"/>
          <table:table-cell office:value-type="string" calcext:value-type="string">
            <text:p>Thyroid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3"/>
          <table:table-cell office:value-type="string" calcext:value-type="string">
            <text:p>Thyroid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3"/>
          <table:table-cell office:value-type="string" calcext:value-type="string">
            <text:p>Thyroid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3"/>
          <table:table-cell office:value-type="string" calcext:value-type="string">
            <text:p>Thyroid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3"/>
          <table:table-cell office:value-type="string" calcext:value-type="string">
            <text:p>Thyroid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3"/>
          <table:table-cell office:value-type="string" calcext:value-type="string">
            <text:p>Thyroid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3"/>
          <table:table-cell office:value-type="string" calcext:value-type="string">
            <text:p>Thyroid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3:.B152])" office:value-type="string" office:string-value="" calcext:value-type="error">
            <text:p>#DIV/0!</text:p>
          </table:table-cell>
          <table:table-cell table:style-name="ce1" table:formula="of:=AVERAGE([.C143:.C152])" office:value-type="string" office:string-value="" calcext:value-type="error">
            <text:p>#DIV/0!</text:p>
          </table:table-cell>
          <table:table-cell table:style-name="ce1" table:number-columns-repeated="7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string" office:string-value="" calcext:value-type="error">
            <text:p>#DIV/0!</text:p>
          </table:table-cell>
          <table:table-cell table:style-name="ce1" table:formula="of:=AVERAGE([.C156:.C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56:.F165])" office:value-type="string" office:string-value="" calcext:value-type="error">
            <text:p>#DIV/0!</text:p>
          </table:table-cell>
          <table:table-cell table:style-name="ce1" table:formula="of:=AVERAGE([.G156:.G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string" office:string-value="" calcext:value-type="error">
            <text:p>#DIV/0!</text:p>
          </table:table-cell>
          <table:table-cell table:style-name="ce1" table:formula="of:=AVERAGE([.C169:.C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69:.F178])" office:value-type="string" office:string-value="" calcext:value-type="error">
            <text:p>#DIV/0!</text:p>
          </table:table-cell>
          <table:table-cell table:style-name="ce1" table:formula="of:=AVERAGE([.G169:.G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2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3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82:.B191])" office:value-type="string" office:string-value="" calcext:value-type="error">
            <text:p>#DIV/0!</text:p>
          </table:table-cell>
          <table:table-cell table:style-name="ce1" table:formula="of:=AVERAGE([.C182:.C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82:.F191])" office:value-type="string" office:string-value="" calcext:value-type="error">
            <text:p>#DIV/0!</text:p>
          </table:table-cell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/>
          <table:table-cell office:value-type="string" calcext:value-type="string">
            <text:p>Bands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/>
          <table:table-cell office:value-type="string" calcext:value-type="string">
            <text:p>Bands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/>
          <table:table-cell office:value-type="string" calcext:value-type="string">
            <text:p>Band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/>
          <table:table-cell office:value-type="string" calcext:value-type="string">
            <text:p>Band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/>
          <table:table-cell office:value-type="string" calcext:value-type="string">
            <text:p>Band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/>
          <table:table-cell office:value-type="string" calcext:value-type="string">
            <text:p>Band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/>
          <table:table-cell office:value-type="string" calcext:value-type="string">
            <text:p>Band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/>
          <table:table-cell office:value-type="string" calcext:value-type="string">
            <text:p>Band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/>
          <table:table-cell office:value-type="string" calcext:value-type="string">
            <text:p>Band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/>
          <table:table-cell office:value-type="string" calcext:value-type="string">
            <text:p>Band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string" office:string-value="" calcext:value-type="error">
            <text:p>#DIV/0!</text:p>
          </table:table-cell>
          <table:table-cell table:style-name="ce1" table:formula="of:=AVERAGE([.C195:.C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195:.F204])" office:value-type="string" office:string-value="" calcext:value-type="error">
            <text:p>#DIV/0!</text:p>
          </table:table-cell>
          <table:table-cell table:style-name="ce1" table:formula="of:=AVERAGE([.G195:.G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string" office:string-value="" calcext:value-type="error">
            <text:p>#DIV/0!</text:p>
          </table:table-cell>
          <table:table-cell table:style-name="ce4" table:formula="of:=AVERAGE([.C208:.C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08:.F217])" office:value-type="string" office:string-value="" calcext:value-type="error">
            <text:p>#DIV/0!</text:p>
          </table:table-cell>
          <table:table-cell table:style-name="ce4" table:formula="of:=AVERAGE([.G208:.G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string" office:string-value="" calcext:value-type="error">
            <text:p>#DIV/0!</text:p>
          </table:table-cell>
          <table:table-cell table:style-name="ce4" table:formula="of:=AVERAGE([.C221:.C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21:.F230])" office:value-type="string" office:string-value="" calcext:value-type="error">
            <text:p>#DIV/0!</text:p>
          </table:table-cell>
          <table:table-cell table:style-name="ce4" table:formula="of:=AVERAGE([.G221:.G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10" table:number-columns-repeated="2"/>
          <table:table-cell table:style-name="Default"/>
          <table:table-cell office:value-type="string" calcext:value-type="string">
            <text:p>Concret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string" office:string-value="" calcext:value-type="error">
            <text:p>#DIV/0!</text:p>
          </table:table-cell>
          <table:table-cell table:style-name="ce4" table:formula="of:=AVERAGE([.C234:.C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34:.F243])" office:value-type="string" office:string-value="" calcext:value-type="error">
            <text:p>#DIV/0!</text:p>
          </table:table-cell>
          <table:table-cell table:style-name="ce4" table:formula="of:=AVERAGE([.G234:.G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Diabetes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string" office:string-value="" calcext:value-type="error">
            <text:p>#DIV/0!</text:p>
          </table:table-cell>
          <table:table-cell table:style-name="ce4" table:formula="of:=AVERAGE([.C247:.C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47:.F256])" office:value-type="string" office:string-value="" calcext:value-type="error">
            <text:p>#DIV/0!</text:p>
          </table:table-cell>
          <table:table-cell table:style-name="ce4" table:formula="of:=AVERAGE([.G247:.G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F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string" office:string-value="" calcext:value-type="error">
            <text:p>#DIV/0!</text:p>
          </table:table-cell>
          <table:table-cell table:style-name="ce4" table:formula="of:=AVERAGE([.C260:.C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60:.F269])" office:value-type="string" office:string-value="" calcext:value-type="error">
            <text:p>#DIV/0!</text:p>
          </table:table-cell>
          <table:table-cell table:style-name="ce4" table:formula="of:=AVERAGE([.G260:.G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string" office:string-value="" calcext:value-type="error">
            <text:p>#DIV/0!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73:.F282])" office:value-type="string" office:string-value="" calcext:value-type="error">
            <text:p>#DIV/0!</text:p>
          </table:table-cell>
          <table:table-cell table:style-name="ce4" table:formula="of:=AVERAGE([.G273:.G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Wankar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string" office:string-value="" calcext:value-type="error">
            <text:p>#DIV/0!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86:.F295])" office:value-type="string" office:string-value="" calcext:value-type="error">
            <text:p>#DIV/0!</text:p>
          </table:table-cell>
          <table:table-cell table:style-name="ce4" table:formula="of:=AVERAGE([.G286:.G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string" office:string-value="" calcext:value-type="error">
            <text:p>#DIV/0!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99:.F308])" office:value-type="string" office:string-value="" calcext:value-type="error">
            <text:p>#DIV/0!</text:p>
          </table:table-cell>
          <table:table-cell table:style-name="ce4" table:formula="of:=AVERAGE([.G299:.G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1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2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3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4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5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6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7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8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9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Lymography_10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string" office:string-value="" calcext:value-type="error">
            <text:p>#DIV/0!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F312:.F321])" office:value-type="string" office:string-value="" calcext:value-type="error">
            <text:p>#DIV/0!</text:p>
          </table:table-cell>
          <table:table-cell table:style-name="ce1" table:formula="of:=AVERAGE([.G312:.G321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1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  <table:table-row table:style-name="ro1" table:number-rows-repeated="10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629" calcext:value-type="percentage">
            <text:p>36,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8706896551724" calcext:value-type="percentage">
            <text:p>20,8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float" office:value="7.65283743164538" calcext:value-type="float">
            <text:p>7,6528374316453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10T16:15:01.174145260</dc:date>
    <meta:editing-duration>P10DT12H37M49S</meta:editing-duration>
    <meta:editing-cycles>4700</meta:editing-cycles>
    <meta:generator>LibreOffice/7.3.7.2$Linux_X86_64 LibreOffice_project/30$Build-2</meta:generator>
    <meta:document-statistic meta:table-count="3" meta:cell-count="3837" meta:object-count="0"/>
  </office:meta>
</office:document-meta>
</file>